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position="0% 100%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paragraph-rsid="0006b26e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our devenir un expert en Laravel, il est important de maîtriser plusieurs concepts avancés et techniques du framework. Voici une liste des domaines clés et des concepts avancés à étudier et à pratiquer :</text:p>
      <text:p text:style-name="P2"/>
      <text:p text:style-name="P2"/>
      <text:p text:style-name="P2"/>
      <text:p text:style-name="P1">### 1. **Architecture et Design Patterns**</text:p>
      <text:p text:style-name="Standard"><text:s text:c="3"/>- **Service Container** : Comprendre l'injection de dépendances et la gestion des services.</text:p>
      <text:p text:style-name="Standard"><text:s text:c="3"/>- **Service Providers** : Créer et configurer des services dans votre application.</text:p>
      <text:p text:style-name="Standard"><text:s text:c="3"/>- **Repository Pattern** : Abstraction des couches de données.</text:p>
      <text:p text:style-name="Standard"><text:s text:c="3"/>- **Observer Pattern** : Réagir aux changements dans les modèles Eloquent.</text:p>
      <text:p text:style-name="Standard"/>
      <text:p text:style-name="P3">### 2. **Eloquent ORM**</text:p>
      <text:p text:style-name="Standard"><text:s text:c="3"/>- **Relations avancées** : Maîtriser les relations hasManyThrough, polymorphiques, etc.</text:p>
      <text:p text:style-name="Standard"><text:s text:c="3"/>- **Scopes** : Utiliser des scopes globaux et locaux pour les requêtes Eloquent.</text:p>
      <text:p text:style-name="Standard"><text:s text:c="3"/>- **Mutators et Accessors** : Personnaliser l'accès et la modification des attributs des modèles.</text:p>
      <text:p text:style-name="Standard"><text:s text:c="3"/>- **Casting et attributs JSON** : Travailler avec des attributs JSON dans les modèles Eloquent.</text:p>
      <text:p text:style-name="Standard"/>
      <text:p text:style-name="P3">### 3. **Migrations et Seeding**</text:p>
      <text:p text:style-name="Standard"><text:s text:c="3"/>- **Migrations complexes** : Gestion des modifications de schéma de base de données.</text:p>
      <text:p text:style-name="Standard"><text:s text:c="3"/>- **Factories et Seeders** : Générer des données de test et de développement réalistes.</text:p>
      <text:p text:style-name="Standard"/>
      <text:p text:style-name="P3">### 4. **Contrôleurs et Middleware**</text:p>
      <text:p text:style-name="Standard"><text:s text:c="3"/>- **Contrôleurs de ressources** : Gestion des contrôleurs RESTful.</text:p>
      <text:p text:style-name="Standard"><text:s text:c="3"/>- **Middleware avancé** : Créer des middleware pour la validation, l'authentification et l'autorisation.</text:p>
      <text:p text:style-name="Standard"/>
      <text:p text:style-name="P3">### 5. **Services et Paquets**</text:p>
      <text:p text:style-name="Standard"><text:s text:c="3"/>- **Création de paquets** : Développer et publier vos propres paquets Laravel.</text:p>
      <text:p text:style-name="Standard"><text:s text:c="3"/>- **API et services tiers** : Intégrer des API externes et des services tiers.</text:p>
      <text:p text:style-name="Standard"/>
      <text:p text:style-name="P3">### 6. **Authentification et Autorisation**</text:p>
      <text:p text:style-name="Standard"><text:s text:c="3"/>- **Authentification avancée** : Systèmes d'authentification multi-utilisateurs, OTP, etc.</text:p>
      <text:p text:style-name="Standard"><text:s text:c="3"/>- **Gates et Policies** : Gestion des permissions et de l'autorisation.</text:p>
      <text:p text:style-name="Standard"/>
      <text:p text:style-name="Standard">#<text:span text:style-name="T2">## 7. **Notifications et Emails**</text:span></text:p>
      <text:p text:style-name="Standard"><text:s text:c="3"/>- **Notifications multicanaux** : Envoi de notifications par email, SMS, Slack, etc.</text:p>
      <text:p text:style-name="Standard"><text:s text:c="3"/>- **Queue de notifications** : Utiliser des queues pour envoyer des notifications de manière asynchrone.</text:p>
      <text:p text:style-name="Standard"/>
      <text:p text:style-name="P3">### 8. **File d'attente (Queues)**</text:p>
      <text:p text:style-name="Standard"><text:s text:c="3"/>- **Gestion des jobs** : Création et gestion de jobs asynchrones.</text:p>
      <text:p text:style-name="Standard"><text:s text:c="3"/>- **Superviseurs de queue** : Utiliser des outils comme Horizon pour superviser les queues.</text:p>
      <text:p text:style-name="Standard"/>
      <text:p text:style-name="P3">### 9. **Événements et Listeners**</text:p>
      <text:p text:style-name="Standard"><text:s text:c="3"/>- **Système d'événements** : Créer et gérer des événements et des listeners pour décomposer la logique de l'application.</text:p>
      <text:p text:style-name="P3"/>
      <text:p text:style-name="P3">### 10. **Artisan CLI**</text:p>
      <text:p text:style-name="Standard"><text:soft-page-break/><text:s text:c="3"/>- **Commandes artisan** : Créer des commandes artisan personnalisées pour automatiser les tâches.</text:p>
      <text:p text:style-name="Standard"/>
      <text:p text:style-name="P3">### 11. **Tests**</text:p>
      <text:p text:style-name="Standard"><text:s text:c="3"/>- **Tests unitaires** : Écrire des tests unitaires pour le code PHP.</text:p>
      <text:p text:style-name="Standard"><text:s text:c="3"/>- **Tests d'intégration** : Écrire des tests pour vérifier l'interaction entre différentes parties de l'application.</text:p>
      <text:p text:style-name="Standard"><text:s text:c="3"/>- **Tests de fonctionnalités** : Tester les fonctionnalités complètes de l'application avec PHPUnit et Laravel Dusk.</text:p>
      <text:p text:style-name="Standard"/>
      <text:p text:style-name="P3">### 12. **Performance et Optimisation**</text:p>
      <text:p text:style-name="Standard"><text:s text:c="3"/>- **Cache** : Utiliser le cache efficacement pour améliorer les performances.</text:p>
      <text:p text:style-name="Standard"><text:s text:c="3"/>- **Optimisation des requêtes** : Réduire les requêtes SQL redondantes et optimiser les relations Eloquent.</text:p>
      <text:p text:style-name="Standard"><text:s text:c="3"/>- **Déploiement et scalabilité** : Techniques pour déployer et faire évoluer une application Laravel.</text:p>
      <text:p text:style-name="Standard"/>
      <text:p text:style-name="P3">### 13. **Temps Réel**</text:p>
      <text:p text:style-name="Standard"><text:s text:c="3"/>- **WebSockets** : Utiliser Laravel Echo et Pusher/Socket.IO pour des fonctionnalités en temps réel.</text:p>
      <text:p text:style-name="Standard"><text:s text:c="3"/>- **Broadcasting** : Diffuser des événements en temps réel.</text:p>
      <text:p text:style-name="Standard"/>
      <text:p text:style-name="P3">### 14. **Sécurité**</text:p>
      <text:p text:style-name="Standard"><text:s text:c="3"/>- **Validation des entrées** : Valider et filtrer les données des utilisateurs.</text:p>
      <text:p text:style-name="Standard"><text:s text:c="3"/>- **Protection contre les attaques XSS et CSRF** : Implémenter des mesures de sécurité.</text:p>
      <text:p text:style-name="Standard"><text:s text:c="3"/>- **Chiffrement** : Utiliser le chiffrement pour protéger les données sensibles.</text:p>
      <text:p text:style-name="Standard"/>
      <text:p text:style-name="P3">### 15. **API RESTful**</text:p>
      <text:p text:style-name="Standard"><text:s text:c="3"/>- **Conception d'API** : Créer des API RESTful robustes et bien conçues.</text:p>
      <text:p text:style-name="Standard"><text:s text:c="3"/>- **API Resource** : Utiliser les API Resource pour transformer les réponses JSON.</text:p>
      <text:p text:style-name="Standard"><text:s text:c="3"/>- **Rate Limiting** : Implémenter des limites de taux pour les API.</text:p>
      <text:p text:style-name="Standard"/>
      <text:p text:style-name="P3">### 16. **Internationalisation (i18n)**</text:p>
      <text:p text:style-name="Standard"><text:s text:c="3"/>- **Support multi-langue** : Implémenter et gérer la traduction et le contenu multi-langues dans votre application.</text:p>
      <text:p text:style-name="Standard"/>
      <text:p text:style-name="P4">### 17. **Documentation et Meilleures Pratiques**</text:p>
      <text:p text:style-name="Standard"><text:s text:c="3"/>- **Suivre les meilleures pratiques de Laravel** : Utiliser des standards de code, documenter le code et maintenir une bonne organisation de projet.</text:p>
      <text:p text:style-name="Standard"/>
      <text:p text:style-name="Standard">En maîtrisant ces concepts et techniques avancés, vous serez bien équipé pour créer des applications Laravel robustes, performantes et évolutives, et vous pourrez vous considérer comme un expert en Larave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4T19:43:51.820137388</meta:creation-date>
    <dc:date>2024-08-04T19:45:53.566346202</dc:date>
    <meta:editing-duration>PT2M3S</meta:editing-duration>
    <meta:editing-cycles>1</meta:editing-cycles>
    <meta:document-statistic meta:table-count="0" meta:image-count="0" meta:object-count="0" meta:page-count="2" meta:paragraph-count="57" meta:word-count="636" meta:character-count="4425" meta:non-whitespace-character-count="3732"/>
    <meta:generator>LibreOffice/7.3.7.2$Linux_X86_64 LibreOffice_project/30$Build-2</meta:generator>
  </office:meta>
</office:document-meta>
</file>